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211.75pt"/>
    </style:style>
    <style:style style:name="co7" style:family="table-column">
      <style:table-column-properties fo:break-before="auto" style:column-width="73.3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71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32" style:family="table-cell" style:parent-style-name="Default">
      <style:text-properties style:font-name="SF Pro Display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pt"/>
      <style:text-properties style:font-name="SF Pro Display"/>
    </style:style>
    <style:style style:name="ce50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font-name="SF Pro Display"/>
    </style:style>
    <style:style style:name="ce51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font-name="SF Pro Display" fo:font-weight="normal" style:font-weight-asian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  <style:text-properties style:font-name="SF Pro Display"/>
    </style:style>
    <style:style style:name="ce5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77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78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2" table:default-cell-style-name="ce32"/>
        <table:table-column table:style-name="co3" table:default-cell-style-name="ce32"/>
        <table:table-column table:style-name="co5" table:default-cell-style-name="ce32"/>
        <table:table-column table:style-name="co4" table:number-columns-repeated="1017" table:default-cell-style-name="ce32"/>
        <table:table-row table:style-name="ro2">
          <table:table-cell table:style-name="ce3"/>
          <table:table-cell table:style-name="ce34"/>
          <table:table-cell table:style-name="ce19"/>
          <table:table-cell table:style-name="ce37" office:value-type="string" calcext:value-type="string" table:number-columns-spanned="23" table:number-rows-spanned="1">
            <text:p>Sprint</text:p>
          </table:table-cell>
          <table:covered-table-cell table:style-name="ce40"/>
          <table:covered-table-cell table:number-columns-repeated="2" table:style-name="ce34"/>
          <table:covered-table-cell table:number-columns-repeated="14" table:style-name="ce69"/>
          <table:covered-table-cell table:number-columns-repeated="5"/>
          <table:table-cell table:number-columns-repeated="994"/>
        </table:table-row>
        <table:table-row table:style-name="ro4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Baseline</text:p>
          </table:table-cell>
          <table:table-cell table:style-name="ce46" table:formula="of:=effort_ttl" office:value-type="float" office:value="645" calcext:value-type="float">
            <text:p>645.00</text:p>
          </table:table-cell>
          <table:table-cell table:style-name="ce46" table:formula="of:=MAX([.D3] - velocity_baseline; 0)" office:value-type="float" office:value="614.8" calcext:value-type="float">
            <text:p>614.80</text:p>
          </table:table-cell>
          <table:table-cell table:style-name="ce46" table:formula="of:=MAX([.E3] - velocity_baseline; 0)" office:value-type="float" office:value="584.6" calcext:value-type="float">
            <text:p>584.60</text:p>
          </table:table-cell>
          <table:table-cell table:style-name="ce46" table:formula="of:=MAX([.F3] - velocity_baseline; 0)" office:value-type="float" office:value="554.4" calcext:value-type="float">
            <text:p>554.40</text:p>
          </table:table-cell>
          <table:table-cell table:style-name="ce46" table:formula="of:=MAX([.G3] - velocity_baseline; 0)" office:value-type="float" office:value="524.2" calcext:value-type="float">
            <text:p>524.20</text:p>
          </table:table-cell>
          <table:table-cell table:style-name="ce46" table:formula="of:=MAX([.H3] - velocity_baseline; 0)" office:value-type="float" office:value="494" calcext:value-type="float">
            <text:p>494.00</text:p>
          </table:table-cell>
          <table:table-cell table:style-name="ce46" table:formula="of:=MAX([.I3] - velocity_baseline; 0)" office:value-type="float" office:value="463.8" calcext:value-type="float">
            <text:p>463.80</text:p>
          </table:table-cell>
          <table:table-cell table:style-name="ce46" table:formula="of:=MAX([.J3] - velocity_baseline; 0)" office:value-type="float" office:value="433.6" calcext:value-type="float">
            <text:p>433.60</text:p>
          </table:table-cell>
          <table:table-cell table:style-name="ce46" table:formula="of:=MAX([.K3] - velocity_baseline; 0)" office:value-type="float" office:value="403.4" calcext:value-type="float">
            <text:p>403.40</text:p>
          </table:table-cell>
          <table:table-cell table:style-name="ce46" table:formula="of:=MAX([.L3] - velocity_baseline; 0)" office:value-type="float" office:value="373.2" calcext:value-type="float">
            <text:p>373.20</text:p>
          </table:table-cell>
          <table:table-cell table:style-name="ce46" table:formula="of:=MAX([.M3] - velocity_baseline; 0)" office:value-type="float" office:value="343" calcext:value-type="float">
            <text:p>343.00</text:p>
          </table:table-cell>
          <table:table-cell table:style-name="ce46" table:formula="of:=MAX([.N3] - velocity_baseline; 0)" office:value-type="float" office:value="312.8" calcext:value-type="float">
            <text:p>312.80</text:p>
          </table:table-cell>
          <table:table-cell table:style-name="ce46" table:formula="of:=MAX([.O3] - velocity_baseline; 0)" office:value-type="float" office:value="282.6" calcext:value-type="float">
            <text:p>282.60</text:p>
          </table:table-cell>
          <table:table-cell table:style-name="ce46" table:formula="of:=MAX([.P3] - velocity_baseline; 0)" office:value-type="float" office:value="252.4" calcext:value-type="float">
            <text:p>252.40</text:p>
          </table:table-cell>
          <table:table-cell table:style-name="ce46" table:formula="of:=MAX([.Q3] - velocity_baseline; 0)" office:value-type="float" office:value="222.2" calcext:value-type="float">
            <text:p>222.20</text:p>
          </table:table-cell>
          <table:table-cell table:style-name="ce46" table:formula="of:=MAX([.R3] - velocity_baseline; 0)" office:value-type="float" office:value="192" calcext:value-type="float">
            <text:p>192.00</text:p>
          </table:table-cell>
          <table:table-cell table:style-name="ce46" table:formula="of:=MAX([.S3] - velocity_baseline; 0)" office:value-type="float" office:value="161.8" calcext:value-type="float">
            <text:p>161.80</text:p>
          </table:table-cell>
          <table:table-cell table:style-name="ce46" table:formula="of:=MAX([.T3] - velocity_baseline; 0)" office:value-type="float" office:value="131.6" calcext:value-type="float">
            <text:p>131.60</text:p>
          </table:table-cell>
          <table:table-cell table:style-name="ce46" table:formula="of:=MAX([.U3] - velocity_baseline; 0)" office:value-type="float" office:value="101.4" calcext:value-type="float">
            <text:p>101.40</text:p>
          </table:table-cell>
          <table:table-cell table:style-name="ce46" table:formula="of:=MAX([.V3] - velocity_baseline; 0)" office:value-type="float" office:value="71.2" calcext:value-type="float">
            <text:p>71.20</text:p>
          </table:table-cell>
          <table:table-cell table:style-name="ce46" table:formula="of:=MAX([.W3] - velocity_baseline; 0)" office:value-type="float" office:value="41" calcext:value-type="float">
            <text:p>41.00</text:p>
          </table:table-cell>
          <table:table-cell table:style-name="ce46" table:formula="of:=MAX([.X3] - velocity_baseline; 0)" office:value-type="float" office:value="10.8" calcext:value-type="float">
            <text:p>10.80</text:p>
          </table:table-cell>
          <table:table-cell table:style-name="ce46" table:formula="of:=MAX([.Y3] - velocity_baseline; 0)" office:value-type="float" office:value="0" calcext:value-type="float">
            <text:p>0.0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Actual</text:p>
          </table:table-cell>
          <table:table-cell table:style-name="ce22" table:formula="of:=effort_ttl" office:value-type="float" office:value="645" calcext:value-type="float">
            <text:p>645</text:p>
          </table:table-cell>
          <table:table-cell table:style-name="ce22" table:formula="of:=[.D4]-[.E25]" office:value-type="float" office:value="601" calcext:value-type="float">
            <text:p>601</text:p>
          </table:table-cell>
          <table:table-cell table:style-name="ce22" table:formula="of:=[.E4]-[.F25]" office:value-type="float" office:value="544" calcext:value-type="float">
            <text:p>544</text:p>
          </table:table-cell>
          <table:table-cell table:style-name="ce22" table:formula="of:=[.F4]-[.G25]" office:value-type="float" office:value="494" calcext:value-type="float">
            <text:p>494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office:value-type="float" office:value="0.9" calcext:value-type="float">
            <text:p>0.90</text:p>
          </table:table-cell>
          <table:table-cell table:style-name="ce33" table:formula="of:=ROUNDUP(SUM([.E5:.G5])/[.B5]; 0)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AO + DO output</text:p>
          </table:table-cell>
          <table:table-cell table:style-name="ce18" office:value-type="float" office:value="0.25" calcext:value-type="float">
            <text:p>0.25</text:p>
          </table:table-cell>
          <table:table-cell table:style-name="ce24" table:formula="of:=ROUNDUP(SUM([.E6:.G6])/[.B6]; 0)" office:value-type="float" office:value="52" calcext:value-type="float">
            <text:p>52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27" office:value-type="string" calcext:value-type="string">
            <text:p>Control Algo</text:p>
          </table:table-cell>
          <table:table-cell table:style-name="ce18" office:value-type="float" office:value="0.15" calcext:value-type="float">
            <text:p>0.15</text:p>
          </table:table-cell>
          <table:table-cell table:style-name="ce24" table:formula="of:=ROUNDUP(SUM([.E7:.G7])/[.B7]; 0)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Failsafe</text:p>
          </table:table-cell>
          <table:table-cell table:style-name="ce18" table:formula="of:=IF([.C8] = 0; 0; SUM([.E8:.G8])/[.C8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Time-ed Relay</text:p>
          </table:table-cell>
          <table:table-cell table:style-name="ce18" table:formula="of:=IF([.C9] = 0; 0; SUM([.E9:.G9])/[.C9])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oft Start</text:p>
          </table:table-cell>
          <table:table-cell table:style-name="ce18" table:formula="of:=IF([.C10] = 0; 0; SUM([.E10:.G10])/[.C10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nput Math</text:p>
          </table:table-cell>
          <table:table-cell table:style-name="ce18" table:formula="of:=IF([.C11] = 0; 0; SUM([.E11:.G11])/[.C11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Fuzzy OS Suppression</text:p>
          </table:table-cell>
          <table:table-cell table:style-name="ce18" table:formula="of:=IF([.C12] = 0; 0; SUM([.E12:.G12])/[.C12])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ccutune</text:p>
          </table:table-cell>
          <table:table-cell table:style-name="ce18" table:formula="of:=IF([.C13] = 0; 0; SUM([.E13:.G13])/[.C13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P Ramp/Program/Rate</text:p>
          </table:table-cell>
          <table:table-cell table:style-name="ce18" table:formula="of:=SUM([.E14:.G14])/[.C14]" office:value-type="float" office:value="0.25" calcext:value-type="float">
            <text:p>0.25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Auxiliary Outputs</text:p>
          </table:table-cell>
          <table:table-cell table:style-name="ce18" table:formula="of:=IF([.C15] = 0; 0; SUM([.E15:.G15])/[.C15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larm</text:p>
          </table:table-cell>
          <table:table-cell table:style-name="ce18" table:formula="of:=IF([.C16] = 0; 0; SUM([.E16:.G16])/[.C16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DI</text:p>
          </table:table-cell>
          <table:table-cell table:style-name="ce18" table:formula="of:=IF([.C17] = 0; 0; SUM([.E17:.G17])/[.C17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Modbus, Ethernet</text:p>
          </table:table-cell>
          <table:table-cell table:style-name="ce18" office:value-type="float" office:value="0.65" calcext:value-type="float">
            <text:p>0.65</text:p>
          </table:table-cell>
          <table:table-cell table:style-name="ce24" table:formula="of:=ROUNDUP(SUM([.E18:.G18])/[.B18]; 0)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GUI</text:p>
          </table:table-cell>
          <table:table-cell table:style-name="ce18" table:formula="of:=IF([.C19] = 0; 0; SUM([.E19:.G19])/[.C19])" office:value-type="float" office:value="0" calcext:value-type="float">
            <text:p>0.00</text:p>
          </table:table-cell>
          <table:table-cell table:style-name="ce24" table:formula="of:=ROUNDUP(17*2.5; 0)" office:value-type="float" office:value="43" calcext:value-type="float">
            <text:p>4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PIE Upgrading</text:p>
          </table:table-cell>
          <table:table-cell table:style-name="ce18" table:formula="of:=IF([.C20] = 0; 0; SUM([.E20:.G20])/[.C20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OS Client</text:p>
          </table:table-cell>
          <table:table-cell table:style-name="ce18" table:formula="of:=SUM([.E21:.G21])/[.C21]" office:value-type="float" office:value="0.376923076923077" calcext:value-type="float">
            <text:p>0.38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FCT (Inc. ICT?)</text:p>
          </table:table-cell>
          <table:table-cell table:style-name="ce18" table:formula="of:=IF([.C22] = 0; 0; SUM([.E22:.G22])/[.C22])" office:value-type="float" office:value="0" calcext:value-type="float">
            <text:p>0.00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Firmware Upgrade</text:p>
          </table:table-cell>
          <table:table-cell table:style-name="ce18" table:formula="of:=IF([.C23] = 0; 0; SUM([.E23:.G23])/[.C23])" office:value-type="float" office:value="0" calcext:value-type="float">
            <text:p>0.00</text:p>
          </table:table-cell>
          <table:table-cell table:style-name="ce24" table:formula="of:=32+16" office:value-type="float" office:value="48" calcext:value-type="float">
            <text:p>4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elf Test</text:p>
          </table:table-cell>
          <table:table-cell table:style-name="ce18" table:formula="of:=IF([.C24] = 0; 0; SUM([.E24:.G24])/[.C24])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45" calcext:value-type="float">
            <text:p>64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11" table:number-columns-repeated="26"/>
          <table:table-cell table:number-columns-repeated="994"/>
        </table:table-row>
        <table:table-row table:style-name="ro3">
          <table:table-cell table:style-name="ce31"/>
          <table:table-cell/>
          <table:table-cell table:style-name="ce10" table:number-columns-repeated="2"/>
          <table:table-cell table:style-name="ce49" office:value-type="string" calcext:value-type="string">
            <text:p>Velocity</text:p>
          </table:table-cell>
          <table:table-cell table:style-name="ce52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31" office:value-type="string" calcext:value-type="string">
            <text:p>Curr Sprint</text:p>
          </table:table-cell>
          <table:table-cell table:style-name="ce59" office:value-type="float" office:value="11" calcext:value-type="float">
            <text:p>11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10" table:number-columns-repeated="2"/>
          <table:table-cell table:style-name="ce50" table:formula="of:=SUM([.E25:.U25])/(curr_sprint - first_sprint + 1)" office:value-type="float" office:value="50.3333333333333" calcext:value-type="float">
            <text:p>50</text:p>
          </table:table-cell>
          <table:table-cell table:style-name="ce53" table:formula="of:=first_sprint - 1 + (effort_ttl + velocity_sofar - 1)/velocity_sofar" office:value-type="float" office:value="21.794701986755" calcext:value-type="float">
            <text:p>22</text:p>
          </table:table-cell>
          <table:table-cell table:style-name="ce56" table:formula="of:=[.F28] - curr_sprint" office:value-type="float" office:value="10.794701986755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31"/>
          <table:table-cell/>
          <table:table-cell table:style-name="ce10" table:number-columns-repeated="2"/>
          <table:table-cell table:style-name="ce51" table:formula="of:=[.E28]*0.6" office:value-type="float" office:value="30.2" calcext:value-type="float">
            <text:p>30</text:p>
          </table:table-cell>
          <table:table-cell table:style-name="ce54" table:formula="of:=first_sprint - 1 + (effort_ttl + velocity_baseline - 1)/velocity_baseline" office:value-type="float" office:value="30.3245033112583" calcext:value-type="float">
            <text:p>30</text:p>
          </table:table-cell>
          <table:table-cell table:style-name="ce57" table:formula="of:=[.F29] - curr_sprint" office:value-type="float" office:value="19.3245033112583" calcext:value-type="float">
            <text:p>1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5" table:number-columns-repeated="2"/>
          <table:table-cell/>
          <table:table-cell table:style-name="ce10" table:number-columns-repeated="2"/>
          <table:table-cell table:number-columns-repeated="1013"/>
        </table:table-row>
        <table:table-row table:style-name="ro3"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5"/>
        </table:table-row>
        <table:table-row table:style-name="ro3" table:number-rows-repeated="104854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print Burn Up" table:style-name="ta1">
        <table:table-column table:style-name="co4" table:number-columns-repeated="1024" table:default-cell-style-name="ce31"/>
        <table:table-row table:style-name="ro3">
          <table:table-cell table:style-name="ce77" office:value-type="string" calcext:value-type="string">
            <text:p>Sprint</text:p>
          </table:table-cell>
          <table:table-cell table:style-name="ce77" office:value-type="string" calcext:value-type="string">
            <text:p>FW</text:p>
          </table:table-cell>
          <table:table-cell table:style-name="ce77" office:value-type="string" calcext:value-type="string">
            <text:p>IOS</text:p>
          </table:table-cell>
          <table:table-cell table:style-name="ce77" office:value-type="string" calcext:value-type="string">
            <text:p>SUM</text:p>
          </table:table-cell>
          <table:table-cell table:number-columns-repeated="1020"/>
        </table:table-row>
        <table:table-row table:style-name="ro3">
          <table:table-cell table:style-name="ce27" office:value-type="float" office:value="9" calcext:value-type="float">
            <text:p>9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SUM([.B2:.C2])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formula="of:=SUM([.B3:.C3])" office:value-type="float" office:value="57" calcext:value-type="float">
            <text:p>57</text:p>
          </table:table-cell>
          <table:table-cell table:number-columns-repeated="1020"/>
        </table:table-row>
        <table:table-row table:style-name="ro3"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SUM([.B4:.C4])"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table:style-name="ce27" office:value-type="float" office:value="12" calcext:value-type="float">
            <text:p>1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3" calcext:value-type="float">
            <text:p>1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4" calcext:value-type="float">
            <text:p>1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5" calcext:value-type="float">
            <text:p>1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6" calcext:value-type="float">
            <text:p>1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7" calcext:value-type="float">
            <text:p>1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8" calcext:value-type="float">
            <text:p>1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9" calcext:value-type="float">
            <text:p>1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0" calcext:value-type="float">
            <text:p>20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1" calcext:value-type="float">
            <text:p>21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2" calcext:value-type="float">
            <text:p>2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3" calcext:value-type="float">
            <text:p>2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4" calcext:value-type="float">
            <text:p>2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5" calcext:value-type="float">
            <text:p>2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6" calcext:value-type="float">
            <text:p>2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7" calcext:value-type="float">
            <text:p>2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8" calcext:value-type="float">
            <text:p>2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9" calcext:value-type="float">
            <text:p>2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30" calcext:value-type="float">
            <text:p>30</text:p>
          </table:table-cell>
          <table:table-cell table:style-name="ce27" table:number-columns-repeated="3"/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rndown-csv" table:style-name="ta1">
        <table:table-column table:style-name="co4" table:default-cell-style-name="ce79"/>
        <table:table-column table:style-name="co4" table:default-cell-style-name="ce80"/>
        <table:table-column table:style-name="co4" table:default-cell-style-name="ce81"/>
        <table:table-row table:style-name="ro3">
          <table:table-cell table:style-name="ce78" office:value-type="string" calcext:value-type="string">
            <text:p>Sprint</text:p>
          </table:table-cell>
          <table:table-cell table:style-name="ce78" office:value-type="string" calcext:value-type="string">
            <text:p>Baseline</text:p>
          </table:table-cell>
          <table:table-cell table:style-name="ce78" office:value-type="string" calcext:value-type="string">
            <text:p>Actual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$'Features Burndown'.D3]" office:value-type="float" office:value="645" calcext:value-type="float">
            <text:p>645.00</text:p>
          </table:table-cell>
          <table:table-cell table:formula="of:=[$'Features Burndown'.D4]" office:value-type="float" office:value="645" calcext:value-type="float">
            <text:p>64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'Features Burndown'.E3]" office:value-type="float" office:value="614.8" calcext:value-type="float">
            <text:p>614.80</text:p>
          </table:table-cell>
          <table:table-cell table:formula="of:=[$'Features Burndown'.E4]" office:value-type="float" office:value="601" calcext:value-type="float">
            <text:p>60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'Features Burndown'.F3]" office:value-type="float" office:value="584.6" calcext:value-type="float">
            <text:p>584.60</text:p>
          </table:table-cell>
          <table:table-cell table:formula="of:=[$'Features Burndown'.F4]" office:value-type="float" office:value="544" calcext:value-type="float">
            <text:p>54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'Features Burndown'.G3]" office:value-type="float" office:value="554.4" calcext:value-type="float">
            <text:p>554.40</text:p>
          </table:table-cell>
          <table:table-cell table:formula="of:=[$'Features Burndown'.G4]" office:value-type="float" office:value="494" calcext:value-type="float">
            <text:p>49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'Features Burndown'.H3]" office:value-type="float" office:value="524.2" calcext:value-type="float">
            <text:p>524.2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'Features Burndown'.I3]" office:value-type="float" office:value="494" calcext:value-type="float">
            <text:p>494.00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'Features Burndown'.J3]" office:value-type="float" office:value="463.8" calcext:value-type="float">
            <text:p>463.80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'Features Burndown'.K3]" office:value-type="float" office:value="433.6" calcext:value-type="float">
            <text:p>433.60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'Features Burndown'.L3]" office:value-type="float" office:value="403.4" calcext:value-type="float">
            <text:p>403.40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'Features Burndown'.M3]" office:value-type="float" office:value="373.2" calcext:value-type="float">
            <text:p>373.20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'Features Burndown'.N3]" office:value-type="float" office:value="343" calcext:value-type="float">
            <text:p>343.00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'Features Burndown'.O3]" office:value-type="float" office:value="312.8" calcext:value-type="float">
            <text:p>312.80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'Features Burndown'.P3]" office:value-type="float" office:value="282.6" calcext:value-type="float">
            <text:p>282.60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'Features Burndown'.Q3]" office:value-type="float" office:value="252.4" calcext:value-type="float">
            <text:p>252.4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'Features Burndown'.R3]" office:value-type="float" office:value="222.2" calcext:value-type="float">
            <text:p>222.20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'Features Burndown'.S3]" office:value-type="float" office:value="192" calcext:value-type="float">
            <text:p>192.0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'Features Burndown'.T3]" office:value-type="float" office:value="161.8" calcext:value-type="float">
            <text:p>161.80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'Features Burndown'.U3]" office:value-type="float" office:value="131.6" calcext:value-type="float">
            <text:p>131.60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'Features Burndown'.V3]" office:value-type="float" office:value="101.4" calcext:value-type="float">
            <text:p>101.40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'Features Burndown'.W3]" office:value-type="float" office:value="71.2" calcext:value-type="float">
            <text:p>71.20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'Features Burndown'.X3]" office:value-type="float" office:value="41" calcext:value-type="float">
            <text:p>41.00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'Features Burndown'.Y3]" office:value-type="float" office:value="10.8" calcext:value-type="float">
            <text:p>10.80</text:p>
          </table:table-cell>
          <table:table-cell/>
        </table:table-row>
        <table:table-row table:style-name="ro3">
          <table:table-cell table:style-name="Default" office:value-type="float" office:value="30" calcext:value-type="float">
            <text:p>30</text:p>
          </table:table-cell>
          <table:table-cell table:formula="of:=[$'Features Burndown'.Z3]" office:value-type="float" office:value="0" calcext:value-type="float">
            <text:p>0.00</text:p>
          </table:table-cell>
          <table:table-cell/>
        </table:table-row>
      </table:table>
      <table:table table:name="feature-list-csv" table:style-name="ta1">
        <office:forms form:automatic-focus="false" form:apply-design-mode="false"/>
        <table:table-column table:style-name="co6" table:default-cell-style-name="ce79"/>
        <table:table-column table:style-name="co7" table:default-cell-style-name="ce80"/>
        <table:table-column table:style-name="co7" table:default-cell-style-name="ce81"/>
        <table:table-row table:style-name="ro3">
          <table:table-cell table:style-name="ce78" office:value-type="string" calcext:value-type="string">
            <text:p>Feature</text:p>
          </table:table-cell>
          <table:table-cell table:style-name="ce78" office:value-type="string" calcext:value-type="string">
            <text:p>Completed</text:p>
          </table:table-cell>
          <table:table-cell table:style-name="ce78" office:value-type="string" calcext:value-type="string">
            <text:p>Efforts</text:p>
          </table:table-cell>
        </table:table-row>
        <table:table-row table:style-name="ro3">
          <table:table-cell table:formula="of:=[$'Features Burndown'.A5]" office:value-type="string" office:string-value="AI" calcext:value-type="string">
            <text:p>AI</text:p>
          </table:table-cell>
          <table:table-cell table:formula="of:=[$'Features Burndown'.B5]" office:value-type="float" office:value="0.9" calcext:value-type="float">
            <text:p>0.90</text:p>
          </table:table-cell>
          <table:table-cell table:formula="of:=[$'Features Burndown'.C5]" office:value-type="float" office:value="63" calcext:value-type="float">
            <text:p>63</text:p>
          </table:table-cell>
        </table:table-row>
        <table:table-row table:style-name="ro3">
          <table:table-cell table:formula="of:=[$'Features Burndown'.A6]" office:value-type="string" office:string-value="AO + DO output" calcext:value-type="string">
            <text:p>AO + DO output</text:p>
          </table:table-cell>
          <table:table-cell table:formula="of:=[$'Features Burndown'.B6]" office:value-type="float" office:value="0.25" calcext:value-type="float">
            <text:p>0.25</text:p>
          </table:table-cell>
          <table:table-cell table:formula="of:=[$'Features Burndown'.C6]" office:value-type="float" office:value="52" calcext:value-type="float">
            <text:p>52</text:p>
          </table:table-cell>
        </table:table-row>
        <table:table-row table:style-name="ro3">
          <table:table-cell table:formula="of:=[$'Features Burndown'.A7]" office:value-type="string" office:string-value="Control Algo" calcext:value-type="string">
            <text:p>Control Algo</text:p>
          </table:table-cell>
          <table:table-cell table:formula="of:=[$'Features Burndown'.B7]" office:value-type="float" office:value="0.15" calcext:value-type="float">
            <text:p>0.15</text:p>
          </table:table-cell>
          <table:table-cell table:formula="of:=[$'Features Burndown'.C7]" office:value-type="float" office:value="140" calcext:value-type="float">
            <text:p>140</text:p>
          </table:table-cell>
        </table:table-row>
        <table:table-row table:style-name="ro3">
          <table:table-cell table:formula="of:=[$'Features Burndown'.A8]" office:value-type="string" office:string-value="Failsafe" calcext:value-type="string">
            <text:p>Failsafe</text:p>
          </table:table-cell>
          <table:table-cell table:formula="of:=[$'Features Burndown'.B8]" office:value-type="float" office:value="0" calcext:value-type="float">
            <text:p>0.00</text:p>
          </table:table-cell>
          <table:table-cell table:formula="of:=[$'Features Burndown'.C8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9]" office:value-type="string" office:string-value="Time-ed Relay" calcext:value-type="string">
            <text:p>Time-ed Relay</text:p>
          </table:table-cell>
          <table:table-cell table:formula="of:=[$'Features Burndown'.B9]" office:value-type="float" office:value="0" calcext:value-type="float">
            <text:p>0.00</text:p>
          </table:table-cell>
          <table:table-cell table:formula="of:=[$'Features Burndown'.C9]" office:value-type="float" office:value="5" calcext:value-type="float">
            <text:p>5</text:p>
          </table:table-cell>
        </table:table-row>
        <table:table-row table:style-name="ro3">
          <table:table-cell table:formula="of:=[$'Features Burndown'.A10]" office:value-type="string" office:string-value="Soft Start" calcext:value-type="string">
            <text:p>Soft Start</text:p>
          </table:table-cell>
          <table:table-cell table:formula="of:=[$'Features Burndown'.B10]" office:value-type="float" office:value="0" calcext:value-type="float">
            <text:p>0.00</text:p>
          </table:table-cell>
          <table:table-cell table:formula="of:=[$'Features Burndown'.C10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1]" office:value-type="string" office:string-value="Input Math" calcext:value-type="string">
            <text:p>Input Math</text:p>
          </table:table-cell>
          <table:table-cell table:formula="of:=[$'Features Burndown'.B11]" office:value-type="float" office:value="0" calcext:value-type="float">
            <text:p>0.00</text:p>
          </table:table-cell>
          <table:table-cell table:formula="of:=[$'Features Burndown'.C11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2]" office:value-type="string" office:string-value="Fuzzy OS Suppression" calcext:value-type="string">
            <text:p>Fuzzy OS Suppression</text:p>
          </table:table-cell>
          <table:table-cell table:formula="of:=[$'Features Burndown'.B12]" office:value-type="float" office:value="0" calcext:value-type="float">
            <text:p>0.00</text:p>
          </table:table-cell>
          <table:table-cell table:formula="of:=[$'Features Burndown'.C12]" office:value-type="float" office:value="3" calcext:value-type="float">
            <text:p>3</text:p>
          </table:table-cell>
        </table:table-row>
        <table:table-row table:style-name="ro3">
          <table:table-cell table:formula="of:=[$'Features Burndown'.A13]" office:value-type="string" office:string-value="Accutune" calcext:value-type="string">
            <text:p>Accutune</text:p>
          </table:table-cell>
          <table:table-cell table:formula="of:=[$'Features Burndown'.B13]" office:value-type="float" office:value="0" calcext:value-type="float">
            <text:p>0.00</text:p>
          </table:table-cell>
          <table:table-cell table:formula="of:=[$'Features Burndown'.C13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4]" office:value-type="string" office:string-value="SP Ramp/Program/Rate" calcext:value-type="string">
            <text:p>SP Ramp/Program/Rate</text:p>
          </table:table-cell>
          <table:table-cell table:formula="of:=[$'Features Burndown'.B14]" office:value-type="float" office:value="0.25" calcext:value-type="float">
            <text:p>0.25</text:p>
          </table:table-cell>
          <table:table-cell table:formula="of:=[$'Features Burndown'.C14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5]" office:value-type="string" office:string-value="Auxiliary Outputs" calcext:value-type="string">
            <text:p>Auxiliary Outputs</text:p>
          </table:table-cell>
          <table:table-cell table:formula="of:=[$'Features Burndown'.B15]" office:value-type="float" office:value="0" calcext:value-type="float">
            <text:p>0.00</text:p>
          </table:table-cell>
          <table:table-cell table:formula="of:=[$'Features Burndown'.C15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6]" office:value-type="string" office:string-value="Alarm" calcext:value-type="string">
            <text:p>Alarm</text:p>
          </table:table-cell>
          <table:table-cell table:formula="of:=[$'Features Burndown'.B16]" office:value-type="float" office:value="0" calcext:value-type="float">
            <text:p>0.00</text:p>
          </table:table-cell>
          <table:table-cell table:formula="of:=[$'Features Burndown'.C16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7]" office:value-type="string" office:string-value="DI" calcext:value-type="string">
            <text:p>DI</text:p>
          </table:table-cell>
          <table:table-cell table:formula="of:=[$'Features Burndown'.B17]" office:value-type="float" office:value="0" calcext:value-type="float">
            <text:p>0.00</text:p>
          </table:table-cell>
          <table:table-cell table:formula="of:=[$'Features Burndown'.C17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8]" office:value-type="string" office:string-value="Modbus, Ethernet" calcext:value-type="string">
            <text:p>Modbus, Ethernet</text:p>
          </table:table-cell>
          <table:table-cell table:formula="of:=[$'Features Burndown'.B18]" office:value-type="float" office:value="0.65" calcext:value-type="float">
            <text:p>0.65</text:p>
          </table:table-cell>
          <table:table-cell table:formula="of:=[$'Features Burndown'.C18]" office:value-type="float" office:value="10" calcext:value-type="float">
            <text:p>10</text:p>
          </table:table-cell>
        </table:table-row>
        <table:table-row table:style-name="ro3">
          <table:table-cell table:formula="of:=[$'Features Burndown'.A19]" office:value-type="string" office:string-value="GUI" calcext:value-type="string">
            <text:p>GUI</text:p>
          </table:table-cell>
          <table:table-cell table:formula="of:=[$'Features Burndown'.B19]" office:value-type="float" office:value="0" calcext:value-type="float">
            <text:p>0.00</text:p>
          </table:table-cell>
          <table:table-cell table:formula="of:=[$'Features Burndown'.C19]" office:value-type="float" office:value="43" calcext:value-type="float">
            <text:p>43</text:p>
          </table:table-cell>
        </table:table-row>
        <table:table-row table:style-name="ro3">
          <table:table-cell table:formula="of:=[$'Features Burndown'.A20]" office:value-type="string" office:string-value="PIE Upgrading" calcext:value-type="string">
            <text:p>PIE Upgrading</text:p>
          </table:table-cell>
          <table:table-cell table:formula="of:=[$'Features Burndown'.B20]" office:value-type="float" office:value="0" calcext:value-type="float">
            <text:p>0.00</text:p>
          </table:table-cell>
          <table:table-cell table:formula="of:=[$'Features Burndown'.C20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21]" office:value-type="string" office:string-value="IOS Client" calcext:value-type="string">
            <text:p>IOS Client</text:p>
          </table:table-cell>
          <table:table-cell table:formula="of:=[$'Features Burndown'.B21]" office:value-type="float" office:value="0.376923076923077" calcext:value-type="float">
            <text:p>0.38</text:p>
          </table:table-cell>
          <table:table-cell table:formula="of:=[$'Features Burndown'.C21]" office:value-type="float" office:value="130" calcext:value-type="float">
            <text:p>130</text:p>
          </table:table-cell>
        </table:table-row>
        <table:table-row table:style-name="ro3">
          <table:table-cell table:formula="of:=[$'Features Burndown'.A22]" office:value-type="string" office:string-value="FCT (Inc. ICT?)" calcext:value-type="string">
            <text:p>FCT (Inc. ICT?)</text:p>
          </table:table-cell>
          <table:table-cell table:formula="of:=[$'Features Burndown'.B22]" office:value-type="float" office:value="0" calcext:value-type="float">
            <text:p>0.00</text:p>
          </table:table-cell>
          <table:table-cell table:formula="of:=[$'Features Burndown'.C22]" office:value-type="float" office:value="17" calcext:value-type="float">
            <text:p>17</text:p>
          </table:table-cell>
        </table:table-row>
        <table:table-row table:style-name="ro3">
          <table:table-cell table:formula="of:=[$'Features Burndown'.A23]" office:value-type="string" office:string-value="Firmware Upgrade" calcext:value-type="string">
            <text:p>Firmware Upgrade</text:p>
          </table:table-cell>
          <table:table-cell table:formula="of:=[$'Features Burndown'.B23]" office:value-type="float" office:value="0" calcext:value-type="float">
            <text:p>0.00</text:p>
          </table:table-cell>
          <table:table-cell table:formula="of:=[$'Features Burndown'.C23]" office:value-type="float" office:value="48" calcext:value-type="float">
            <text:p>48</text:p>
          </table:table-cell>
        </table:table-row>
        <table:table-row table:style-name="ro3">
          <table:table-cell table:formula="of:=[$'Features Burndown'.A24]" office:value-type="string" office:string-value="Self Test" calcext:value-type="string">
            <text:p>Self Test</text:p>
          </table:table-cell>
          <table:table-cell table:formula="of:=[$'Features Burndown'.B24]" office:value-type="float" office:value="0" calcext:value-type="float">
            <text:p>0.00</text:p>
          </table:table-cell>
          <table:table-cell table:formula="of:=[$'Features Burndown'.C24]" office:value-type="float" office:value="16" calcext:value-type="float">
            <text:p>16</text:p>
          </table:table-cell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D$2" table:cell-range-address="$'Features Burndown'.$E$2"/>
        <table:named-range table:name="remaining_sprints_num_baseline" table:base-cell-address="$'Features Burndown'.$B$29" table:cell-range-address="$'Features Burndown'.$C$30"/>
        <table:named-range table:name="velocity_baseline" table:base-cell-address="$'Features Burndown'.$D$29" table:cell-range-address="$'Features Burndown'.$E$29"/>
        <table:named-range table:name="velocity_sofar" table:base-cell-address="$'Features Burndown'.$D$28" table:cell-range-address="$'Features Burndown'.$E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00:05:52.237732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3:42:19.892796656</meta:creation-date>
    <dc:date>2019-08-25T00:07:48.365984762</dc:date>
    <meta:editing-duration>PT12H25M56S</meta:editing-duration>
    <meta:editing-cycles>126</meta:editing-cycles>
    <meta:generator>LibreOffice/6.2.6.2$Linux_X86_64 LibreOffice_project/20$Build-2</meta:generator>
    <meta:document-statistic meta:table-count="4" meta:cell-count="293" meta:object-count="0"/>
  </office:meta>
</office:document-meta>
</file>